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c7c05" officeooo:paragraph-rsid="000c7c05"/>
    </style:style>
    <style:style style:name="P2" style:family="paragraph" style:parent-style-name="Standard">
      <style:text-properties officeooo:rsid="000cf1a3" officeooo:paragraph-rsid="000cf1a3"/>
    </style:style>
    <style:style style:name="P3" style:family="paragraph" style:parent-style-name="Standard">
      <style:text-properties officeooo:rsid="000eb5d4" officeooo:paragraph-rsid="000eb5d4"/>
    </style:style>
    <style:style style:name="P4" style:family="paragraph" style:parent-style-name="Standard">
      <style:text-properties officeooo:rsid="000c7c05" officeooo:paragraph-rsid="000c7c05"/>
    </style:style>
    <style:style style:name="P5" style:family="paragraph" style:parent-style-name="Standard">
      <style:text-properties officeooo:rsid="0010e671" officeooo:paragraph-rsid="0010e6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idia docker 使い方ガイド</text:p>
      <text:p text:style-name="P1"/>
      <text:p text:style-name="P2">NVIDIA driver, CUDA, cuDNNをインストール</text:p>
      <text:p text:style-name="P1">nvidia-container-runtimeをインストール</text:p>
      <text:p text:style-name="P1"/>
      <text:p text:style-name="P5">docker-composeのアップデート</text:p>
      <text:p text:style-name="P1"/>
      <text:p text:style-name="P3">nvidia-docker2のインストール</text:p>
      <text:p text:style-name="P3">docker volume ls -q -f driver=nvidia-docker | xargs -r -I{} -n1 docker ps -q -a -f volume={} | xargs -r docker rm -f</text:p>
      <text:p text:style-name="P3"/>
      <text:p text:style-name="P3">sudo apt-get purge nvidia-docker</text:p>
      <text:p text:style-name="P3">curl -s -L https://nvidia.github.io/nvidia-docker/gpgkey | \</text:p>
      <text:p text:style-name="P3"><text:s text:c="2"/>sudo apt-key add -</text:p>
      <text:p text:style-name="P3">curl -s -L https://nvidia.github.io/nvidia-docker/ubuntu16.04/amd64/nvidia-docker.list | \</text:p>
      <text:p text:style-name="P3"><text:s text:c="2"/>sudo tee /etc/apt/sources.list.d/nvidia-docker.list</text:p>
      <text:p text:style-name="P3">sudo apt-get update</text:p>
      <text:p text:style-name="P3">sudo apt-get install nvidia-docker2</text:p>
      <text:p text:style-name="P3">sudo pkill -SIGHUP docke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1:09:03.803632487</meta:creation-date>
    <dc:date>2021-02-26T11:16:36.859706258</dc:date>
    <meta:editing-duration>PT3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0" meta:character-count="577" meta:non-whitespace-character-count="520"/>
  </office:meta>
</office:document-meta>
</file>